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543cm" fo:break-before="auto" style:use-optimal-row-height="true"/>
    </style:style>
    <style:style style:name="ro2" style:family="table-row">
      <style:table-row-properties style:row-height="5.292cm" fo:break-before="auto" style:use-optimal-row-height="true"/>
    </style:style>
    <style:style style:name="ro3" style:family="table-row">
      <style:table-row-properties style:row-height="3.417cm" fo:break-before="auto" style:use-optimal-row-height="true"/>
    </style:style>
    <style:style style:name="ro4" style:family="table-row">
      <style:table-row-properties style:row-height="4.916cm" fo:break-before="auto" style:use-optimal-row-height="true"/>
    </style:style>
    <style:style style:name="ro5" style:family="table-row">
      <style:table-row-properties style:row-height="3.792cm" fo:break-before="auto" style:use-optimal-row-height="true"/>
    </style:style>
    <style:style style:name="ro6" style:family="table-row">
      <style:table-row-properties style:row-height="3.043cm" fo:break-before="auto" style:use-optimal-row-height="true"/>
    </style:style>
    <style:style style:name="ro7" style:family="table-row">
      <style:table-row-properties style:row-height="4.166cm" fo:break-before="auto" style:use-optimal-row-height="true"/>
    </style:style>
    <style:style style:name="ro8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идейность</text:p>
          </table:table-cell>
          <table:table-cell office:value-type="string">
            <text:p>наследуемость, институциональность</text:p>
          </table:table-cell>
          <table:table-cell office:value-type="string">
            <text:p>совершение действий</text:p>
          </table:table-cell>
          <table:table-cell office:value-type="string">
            <text:p>принадлежность к социальной группе</text:p>
          </table:table-cell>
          <table:table-cell office:value-type="string">
            <text:p>принадлежность к малой группе</text:p>
          </table:table-cell>
          <table:table-cell office:value-type="string">
            <text:p>активность</text:p>
          </table:table-cell>
          <table:table-cell office:value-type="string">
            <text:p>телесность</text:p>
          </table:table-cell>
          <table:table-cell office:value-type="string">
            <text:p>химическая элементарность</text:p>
          </table:table-cell>
          <table:table-cell office:value-type="string">
            <text:p>наличие массы</text:p>
          </table:table-cell>
          <table:table-cell office:value-type="string">
            <text:p>Пространственно-временная локализация</text:p>
          </table:table-cell>
          <table:table-cell table:number-columns-repeated="1013"/>
        </table:table-row>
        <table:table-row table:style-name="ro2">
          <table:table-cell office:value-type="string">
            <text:p><text:span text:style-name="T1">Признак — </text:span><text:span text:style-name="T1">идейность,</text:span> <text:span text:style-name="T2">свойства </text:span><text:span text:style-name="T2">идей (их </text:span><text:span text:style-name="T2">классификац</text:span><text:span text:style-name="T2">ия) - </text:span><text:span text:style-name="T2">Патентное </text:span><text:span text:style-name="T2">право, </text:span><text:span text:style-name="T2">авторское </text:span><text:span text:style-name="T2">право, </text:span><text:span text:style-name="T2">индивидуаль</text:span><text:span text:style-name="T2">ные идеи, </text:span><text:span text:style-name="T2">общественн</text:span><text:span text:style-name="T2">ые идеи.</text:span> </text:p>
          </table:table-cell>
          <table:table-cell table:style-name="ce2" office:value-type="string">
            <text:p>идеологии, теории идеологий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1">Признак — </text:span><text:span text:style-name="T1">наследуемос</text:span><text:span text:style-name="T1">ть форм </text:span><text:span text:style-name="T1">социальной </text:span><text:span text:style-name="T1">организации </text:span><text:span text:style-name="T1">(из </text:span><text:span text:style-name="T1">поколения в </text:span><text:span text:style-name="T1">поколение)</text:span>.. <text:s/><text:s text:c="4"/><text:span text:style-name="T2">Свойства </text:span><text:span text:style-name="T2">институтов, </text:span><text:span text:style-name="T2">классификац</text:span><text:span text:style-name="T2">ия </text:span><text:span text:style-name="T2">институтов, </text:span><text:span text:style-name="T2">организаций.</text:span> </text:p>
          </table:table-cell>
          <table:table-cell office:value-type="string">
            <text:p>идеологические институты, связи между идеями и институтами</text:p>
          </table:table-cell>
          <table:table-cell table:style-name="ce2" office:value-type="string">
            <text:p>теория институтов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Признак — </text:span><text:span text:style-name="T1">совершение </text:span><text:span text:style-name="T1">действий. <text:s/></text:span><text:s text:c="4"/><text:span text:style-name="T2">Свойства — </text:span><text:span text:style-name="T2">классификац</text:span><text:span text:style-name="T2">ия </text:span><text:span text:style-name="T2">поведений </text:span><text:span text:style-name="T2">(норма-</text:span><text:span text:style-name="T2">аномалия), </text:span><text:s/></text:p>
          </table:table-cell>
          <table:table-cell office:value-type="string">
            <text:p>связи между идеями и поведением</text:p>
          </table:table-cell>
          <table:table-cell office:value-type="string">
            <text:p>связи между поведением и институтами</text:p>
          </table:table-cell>
          <table:table-cell table:style-name="ce2" office:value-type="string">
            <text:p>теория поведения</text:p>
          </table:table-cell>
          <table:table-cell table:number-columns-repeated="1020"/>
        </table:table-row>
        <table:table-row table:style-name="ro4">
          <table:table-cell office:value-type="string">
            <text:p><text:span text:style-name="T1">Признак — </text:span><text:span text:style-name="T1">принадлежн</text:span><text:span text:style-name="T1">ость к </text:span><text:span text:style-name="T1">социальной </text:span><text:span text:style-name="T1">группе. </text:span><text:s text:c="10"/><text:s/><text:span text:style-name="T2">Свойства — </text:span><text:span text:style-name="T2">классификац</text:span><text:span text:style-name="T2">ии групп </text:span><text:span text:style-name="T2">(классы, </text:span><text:span text:style-name="T2">сословия, </text:span><text:span text:style-name="T2">нации, </text:span><text:span text:style-name="T2">этносы и </text:span><text:span text:style-name="T2">прочее).</text:span> <text:span text:style-name="T3">.</text:span> </text:p>
          </table:table-cell>
          <table:table-cell office:value-type="string">
            <text:p>связи между идеями и принадлежностью к социальной группе</text:p>
          </table:table-cell>
          <table:table-cell office:value-type="string">
            <text:p>связи между социальными группами и институтами</text:p>
          </table:table-cell>
          <table:table-cell office:value-type="string">
            <text:p>связи между поведением и принадлежностью к социальной группе</text:p>
          </table:table-cell>
          <table:table-cell table:style-name="ce2" office:value-type="string">
            <text:p>теория социальных групп (классы, сословия, этносы, конфессии)</text:p>
          </table:table-cell>
          <table:table-cell table:number-columns-repeated="1019"/>
        </table:table-row>
        <table:table-row table:style-name="ro3">
          <table:table-cell office:value-type="string">
            <text:p><text:span text:style-name="T1">признак </text:span><text:span text:style-name="T1">-принадлежн</text:span><text:span text:style-name="T1">ость к малой </text:span><text:span text:style-name="T1">группе.</text:span> <text:s text:c="10"/><text:span text:style-name="T2">Свойства </text:span><text:span text:style-name="T2">малых групп. </text:span><text:span text:style-name="T2">Классифика</text:span><text:span text:style-name="T2">ция малых </text:span><text:span text:style-name="T2">групп. </text:span><text:s/></text:p>
          </table:table-cell>
          <table:table-cell office:value-type="string">
            <text:p>связи между идеями и принадлежностью к малым группам</text:p>
          </table:table-cell>
          <table:table-cell office:value-type="string">
            <text:p>связи между институтами и малыми группами</text:p>
          </table:table-cell>
          <table:table-cell office:value-type="string">
            <text:p>связи между социальным поведением и принадлежностью к социальной группе</text:p>
          </table:table-cell>
          <table:table-cell office:value-type="string">
            <text:p>связи между малыми группами и социальными группами</text:p>
          </table:table-cell>
          <table:table-cell table:style-name="ce2" office:value-type="string">
            <text:p>теория малых групп</text:p>
          </table:table-cell>
          <table:table-cell table:number-columns-repeated="1018"/>
        </table:table-row>
        <table:table-row table:style-name="ro2">
          <table:table-cell office:value-type="string">
            <text:p><text:span text:style-name="T1">Признак — </text:span><text:span text:style-name="T1">активность. </text:span><text:s/><text:span text:style-name="T2">Свойства — </text:span><text:span text:style-name="T2">классификац</text:span><text:span text:style-name="T2">ия </text:span><text:span text:style-name="T2">активностей </text:span><text:span text:style-name="T2">— </text:span><text:span text:style-name="T2">гиперактивн</text:span><text:span text:style-name="T2">ый, </text:span><text:span text:style-name="T2">спокойный, </text:span><text:span text:style-name="T2">депрессивны</text:span><text:span text:style-name="T2">й, </text:span><text:span text:style-name="T2">заторможенн</text:span><text:span text:style-name="T2">ые. </text:span></text:p>
          </table:table-cell>
          <table:table-cell office:value-type="string">
            <text:p>связи между идеями и психологической активностью</text:p>
          </table:table-cell>
          <table:table-cell office:value-type="string">
            <text:p>связи между психологической активностью и институтами</text:p>
          </table:table-cell>
          <table:table-cell office:value-type="string">
            <text:p>связи между активностью и принадлежностью к малой группе</text:p>
          </table:table-cell>
          <table:table-cell office:value-type="string">
            <text:p>связи между социальными группами и активностью</text:p>
          </table:table-cell>
          <table:table-cell office:value-type="string">
            <text:p>связи между активностью и включенностью в малые группы</text:p>
          </table:table-cell>
          <table:table-cell table:style-name="ce2" office:value-type="string">
            <text:p>психологическая теория активности</text:p>
          </table:table-cell>
          <table:table-cell table:number-columns-repeated="1017"/>
        </table:table-row>
        <table:table-row table:style-name="ro5">
          <table:table-cell office:value-type="string">
            <text:p><text:span text:style-name="T1">признак </text:span><text:span text:style-name="T1">-телесность.</text:span> <text:span text:style-name="T2">Свойства — </text:span><text:span text:style-name="T2">большое </text:span><text:span text:style-name="T2">-маленькое, </text:span><text:span text:style-name="T2">классификац</text:span><text:span text:style-name="T2">ия </text:span><text:span text:style-name="T2">физиологиче</text:span><text:span text:style-name="T2">ских тел. <text:s/></text:span><text:s text:c="6"/><text:s text:c="2"/></text:p>
          </table:table-cell>
          <table:table-cell office:value-type="string">
            <text:p>связи между идеями и характеристиками физиологического тела</text:p>
          </table:table-cell>
          <table:table-cell office:value-type="string">
            <text:p>связи между институтами и физиологическим телами?</text:p>
          </table:table-cell>
          <table:table-cell office:value-type="string">
            <text:p>связи между активностью и физиологическими телами</text:p>
          </table:table-cell>
          <table:table-cell office:value-type="string">
            <text:p>связи между <text:s/>социальными группами и физиологическими телами</text:p>
          </table:table-cell>
          <table:table-cell office:value-type="string">
            <text:p>связи между малыми группами и телесностью</text:p>
          </table:table-cell>
          <table:table-cell office:value-type="string">
            <text:p>связи между активностью и физиологическими телами</text:p>
          </table:table-cell>
          <table:table-cell table:style-name="ce2" office:value-type="string">
            <text:p>физиология</text:p>
          </table:table-cell>
          <table:table-cell table:number-columns-repeated="1016"/>
        </table:table-row>
        <table:table-row table:style-name="ro5">
          <table:table-cell office:value-type="string">
            <text:p><text:span text:style-name="T1">Признаки — </text:span><text:span text:style-name="T1">быть </text:span><text:span text:style-name="T1">особью, </text:span><text:span text:style-name="T1">отдельность</text:span><text:span text:style-name="T1">ю. <text:s text:c="11"/></text:span><text:s text:c="7"/><text:span text:style-name="T2">Свойства — </text:span><text:span text:style-name="T2">классификац</text:span><text:span text:style-name="T2">ия </text:span><text:span text:style-name="T2">индивидов.</text:span> <text:s text:c="2"/>.</text:p>
          </table:table-cell>
          <table:table-cell office:value-type="string">
            <text:p>связи между идеями и генетическими индивидами </text:p>
          </table:table-cell>
          <table:table-cell office:value-type="string">
            <text:p>связи между институтами генетическими индивидами</text:p>
          </table:table-cell>
          <table:table-cell office:value-type="string">
            <text:p>связи между поведением и генетической индивидуальностью</text:p>
          </table:table-cell>
          <table:table-cell office:value-type="string">
            <text:p>связи между социальными группами и генетическими индивидами</text:p>
          </table:table-cell>
          <table:table-cell office:value-type="string">
            <text:p>связи особями (генетическими индивидами) и малыми группами</text:p>
          </table:table-cell>
          <table:table-cell office:value-type="string">
            <text:p>связи между генетическими индивидами и активностью</text:p>
          </table:table-cell>
          <table:table-cell office:value-type="string">
            <text:p>связи между физиологическими телами и индивидами</text:p>
          </table:table-cell>
          <table:table-cell table:style-name="ce2" office:value-type="string">
            <text:p>генетика индивидов</text:p>
          </table:table-cell>
          <table:table-cell table:number-columns-repeated="1015"/>
        </table:table-row>
        <table:table-row table:style-name="ro6">
          <table:table-cell office:value-type="string">
            <text:p><text:span text:style-name="T1">Признак — </text:span><text:span text:style-name="T1">химическая </text:span><text:span text:style-name="T1">элементарно</text:span><text:span text:style-name="T1">сть. <text:s text:c="7"/></text:span><text:s/><text:span text:style-name="T2">Свойства — </text:span><text:span text:style-name="T2">соединения </text:span><text:span text:style-name="T2">друг с </text:span><text:span text:style-name="T2">другом. </text:span><text:s text:c="9"/></text:p>
          </table:table-cell>
          <table:table-cell office:value-type="string">
            <text:p>связи между идеями и химическим составом (например, литий лечит депрессии)</text:p>
          </table:table-cell>
          <table:table-cell office:value-type="string">
            <text:p>связи между институтами и химическими элементами </text:p>
          </table:table-cell>
          <table:table-cell office:value-type="string">
            <text:p>связи между поведением и химическими элементами</text:p>
          </table:table-cell>
          <table:table-cell office:value-type="string">
            <text:p>связи между социальными группами и химическими элементами</text:p>
          </table:table-cell>
          <table:table-cell office:value-type="string">
            <text:p>связи между малыми группами и химическими элементами (соединениями)</text:p>
          </table:table-cell>
          <table:table-cell office:value-type="string">
            <text:p>связи между химическими элементами (соединениями) и активностью</text:p>
          </table:table-cell>
          <table:table-cell office:value-type="string">
            <text:p>связи между физиологическими телами и химсоставом</text:p>
          </table:table-cell>
          <table:table-cell office:value-type="string">
            <text:p>связи между химсоставом и индивидами</text:p>
          </table:table-cell>
          <table:table-cell table:style-name="ce2" office:value-type="string">
            <text:p>теория химэлементов</text:p>
          </table:table-cell>
          <table:table-cell table:number-columns-repeated="1014"/>
        </table:table-row>
        <table:table-row table:style-name="ro6">
          <table:table-cell office:value-type="string">
            <text:p><text:span text:style-name="T1">Признаки — </text:span><text:span text:style-name="T1">наличие </text:span><text:span text:style-name="T1">массы. </text:span><text:s/><text:span text:style-name="T2">Свойства — </text:span><text:span text:style-name="T2">размеры, </text:span><text:span text:style-name="T2">вес-масса.</text:span> <text:s text:c="4"/><text:s/></text:p>
          </table:table-cell>
          <table:table-cell office:value-type="string">
            <text:p>связи между идеями и механофизическими характеристиками</text:p>
          </table:table-cell>
          <table:table-cell office:value-type="string">
            <text:p>связи между институтами и физическим телами</text:p>
          </table:table-cell>
          <table:table-cell office:value-type="string">
            <text:p>связи между поведением и механофизическими свойствами</text:p>
          </table:table-cell>
          <table:table-cell office:value-type="string">
            <text:p>связи между социальными группами имеханофизическими свойствами</text:p>
          </table:table-cell>
          <table:table-cell office:value-type="string">
            <text:p>связи между малыми группами и механофизическими характеристиками</text:p>
          </table:table-cell>
          <table:table-cell office:value-type="string">
            <text:p>связи между активностьюи механофизическими характеристиками</text:p>
          </table:table-cell>
          <table:table-cell office:value-type="string">
            <text:p>связи между физиологическими телами и физическими телами</text:p>
          </table:table-cell>
          <table:table-cell office:value-type="string">
            <text:p>связи между индивидами и весом-массой</text:p>
          </table:table-cell>
          <table:table-cell office:value-type="string">
            <text:p>химический состав физических тел. Физические тела химических элементов</text:p>
          </table:table-cell>
          <table:table-cell table:style-name="ce2" office:value-type="string">
            <text:p>физмеханика</text:p>
          </table:table-cell>
          <table:table-cell table:number-columns-repeated="1013"/>
        </table:table-row>
        <table:table-row table:style-name="ro7">
          <table:table-cell office:value-type="string">
            <text:p><text:span text:style-name="T1">Признаки — </text:span><text:span text:style-name="T1">пространств</text:span><text:span text:style-name="T1">енно-</text:span><text:span text:style-name="T1">временная </text:span><text:span text:style-name="T1">локализаци</text:span>я. <text:span text:style-name="T2">Свойства </text:span><text:span text:style-name="T2">— единицы </text:span><text:span text:style-name="T2">измерения.</text:span> </text:p>
          </table:table-cell>
          <table:table-cell office:value-type="string">
            <text:p>связи между идеями и единицами измерения. Математика идей.</text:p>
          </table:table-cell>
          <table:table-cell office:value-type="string">
            <text:p>связи между измерениями и социальными институтами</text:p>
          </table:table-cell>
          <table:table-cell office:value-type="string">
            <text:p>связи между поведением и измерениями (измерения поведения)</text:p>
          </table:table-cell>
          <table:table-cell office:value-type="string">
            <text:p>связи между социальными группами и измерениями (измерение социальных групп)</text:p>
          </table:table-cell>
          <table:table-cell office:value-type="string">
            <text:p>связи между измерениями и малыми группами, измерения малых групп</text:p>
          </table:table-cell>
          <table:table-cell office:value-type="string">
            <text:p>связи между измерениями и активностью. Измерение активности</text:p>
          </table:table-cell>
          <table:table-cell office:value-type="string">
            <text:p>связи между измерениями и физиологическими телами</text:p>
          </table:table-cell>
          <table:table-cell office:value-type="string">
            <text:p>связи между измерениями и индивидами.</text:p>
          </table:table-cell>
          <table:table-cell office:value-type="string">
            <text:p>связи между химическими элементами и измерениями. Измерения хим элементов и их соединений</text:p>
          </table:table-cell>
          <table:table-cell office:value-type="string">
            <text:p>связи между физическими телами и измерениями.</text:p>
          </table:table-cell>
          <table:table-cell table:style-name="ce2" office:value-type="string">
            <text:p>математика</text:p>
          </table:table-cell>
          <table:table-cell table:number-columns-repeated="1012"/>
        </table:table-row>
        <table:table-row table:style-name="ro8" table:number-rows-repeated="6552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11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2-23T10:30:31</meta:creation-date>
    <dc:date>2010-02-23T11:26:21</dc:date>
    <dc:creator>simon kordonsky</dc:creator>
    <meta:editing-duration>PT00H08M00S</meta:editing-duration>
    <meta:editing-cycles>1</meta:editing-cycles>
    <meta:document-statistic meta:table-count="3" meta:cell-count="87" meta:object-count="0"/>
    <meta:generator>OpenOffice.org/3.2$Unix OpenOffice.org_project/320m9$Build-9476</meta:generator>
  </office:meta>
</office:document-meta>
</file>